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0d43a" officeooo:paragraph-rsid="0010d43a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 style:writing-mode="lr-tb"/>
      <style:text-properties fo:font-size="1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2pt" fo:font-weight="normal" style:font-weight-asian="normal" style:font-weight-complex="normal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641cm" fo:min-width="4.1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3.256cm" fo:min-width="5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3.369cm" fo:min-width="4.9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163cm" fo:min-width="4.5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937cm" fo:min-width="6.3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2.656cm" fo:min-width="4.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3.443cm" fo:min-width="5.7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828cm" fo:min-width="5.2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3.143cm" fo:min-width="4.9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3.276cm" fo:min-width="5.0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3.575cm" fo:min-width="6.4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4.404cm" fo:min-width="5.6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4.117cm" fo:min-width="5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4.498cm" fo:min-width="6.6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3.256cm" fo:min-width="5.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3.679cm" fo:min-width="6.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4.133cm" fo:min-width="7.8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3.272cm" fo:min-width="8.0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3.097cm" fo:min-width="8.2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2.734cm" fo:min-width="5.8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2.97cm" fo:min-width="6.8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App.py Code Diagram </text:p>
      <text:p text:style-name="P1"><draw:custom-shape text:anchor-type="paragraph" draw:z-index="0" draw:name="Shape1" draw:style-name="gr22" draw:text-style-name="P3" svg:width="7.187cm" svg:height="3.292cm" svg:x="0.018cm" svg:y="0.43cm"><text:p text:style-name="P2"><text:span text:style-name="T1">“</text:span><text:span text:style-name="T1">/api-spec”</text:span></text:p><text:p text:style-name="P2"><text:span text:style-name="T2">Calls swagger from flask_swaggger</text:span></text:p><text:p text:style-name="P2"><text:span text:style-name="T2">That inspects the flask app for endpoints</text:span></text:p><text:p text:style-name="P2"><text:span text:style-name="T2">That contain YAML doctrings with</text:span></text:p><text:p text:style-name="P2"><text:span text:style-name="T2">Swagger operation objects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2" draw:name="Shape3" draw:style-name="gr20" draw:text-style-name="P3" svg:width="8.6cm" svg:height="3.43cm" svg:x="15.326cm" svg:y="0.102cm"><text:p text:style-name="P2"><text:span text:style-name="T1">“</text:span><text:span text:style-name="T1">/count”</text:span></text:p><text:p text:style-name="P2"><text:span text:style-name="T2">Converts process_input dictionary to a</text:span></text:p><text:p text:style-name="P2"><text:span text:style-name="T2">Dataframe using bandit_functions.json_to_df</text:span></text:p><text:p text:style-name="P2"><text:span text:style-name="T2">function and calls </text:span></text:p><text:p text:style-name="P2"><text:span text:style-name="T2">bandit_functions.count_events</text:span><text:span text:style-name="T1"> </text:span></text:p><text:p text:style-name="P2"><text:span text:style-name="T2">to count the number of impressions</text:span></text:p><text:p text:style-name="P2"><text:span text:style-name="T2">For each group ke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><draw:line text:anchor-type="paragraph" draw:z-index="20" draw:name="Shape20" draw:style-name="gr1" draw:text-style-name="P2" svg:x1="15.549cm" svg:y1="2.346cm" svg:x2="15.708cm" svg:y2="0.61cm"><text:p/></draw:line><draw:line text:anchor-type="paragraph" draw:z-index="21" draw:name="Shape21" draw:style-name="gr1" draw:text-style-name="P2" svg:x1="23.195cm" svg:y1="1.748cm" svg:x2="22.534cm" svg:y2="0.61cm"><text:p/></draw:line><draw:line text:anchor-type="paragraph" draw:z-index="34" draw:name="Shape29" draw:style-name="gr1" draw:text-style-name="P2" svg:x1="19.438cm" svg:y1="6.51cm" svg:x2="19.306cm" svg:y2="0.61cm"><text:p/></draw:line></text:p>
      <text:p text:style-name="P1"><draw:custom-shape text:anchor-type="paragraph" draw:z-index="7" draw:name="Shape7_1" draw:style-name="gr4" draw:text-style-name="P3" svg:width="6.933cm" svg:height="4.763cm" svg:x="19.957cm" svg:y="0.774cm"><text:p text:style-name="P2"><text:span text:style-name="T1">“</text:span><text:span text:style-name="T1">bandit_functions.count_eve</text:span><text:span text:style-name="T1">nts”</text:span></text:p><text:p text:style-name="P2"><text:span text:style-name="T2">Counts the number of </text:span><text:span text:style-name="T2">impressions</text:span></text:p><text:p text:style-name="P2"><text:span text:style-name="T2">For each group key. Returns</text:span></text:p><text:p text:style-name="P2"><text:span text:style-name="T2">A dictionary object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9" draw:name="Shape7_2" draw:style-name="gr7" draw:text-style-name="P3" svg:width="6.377cm" svg:height="3.758cm" svg:x="11.887cm" svg:y="0.399cm"><text:p text:style-name="P2"><text:span text:style-name="T1">“</text:span><text:span text:style-name="T1">Process_input”</text:span></text:p><text:p text:style-name="P2"><text:span text:style-name="T2">Gets data from the request</text:span></text:p><text:p text:style-name="P2"><text:span text:style-name="T2">Class and returns a boolean</text:span></text:p><text:p text:style-name="P2"><text:span text:style-name="T2">And a list with json type object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1" draw:text-style-name="P3" svg:width="6.139cm" svg:height="3.028cm" svg:x="0.616cm" svg:y="0.409cm"><text:p text:style-name="P2"><text:span text:style-name="T1"><text:s/>“</text:span><text:span text:style-name="T1">/” </text:span></text:p><text:p text:style-name="P2"><text:span text:style-name="T2">test() function is defined </text:span></text:p><text:p text:style-name="P2"><text:span text:style-name="T2">To help indicate that the flask app</text:span></text:p><text:p text:style-name="P2"><text:span text:style-name="T2">is working as intend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><draw:custom-shape text:anchor-type="paragraph" draw:z-index="33" draw:name="Shape7_4" draw:style-name="gr5" draw:text-style-name="P3" svg:width="6.451cm" svg:height="4.472cm" svg:x="16.39cm" svg:y="0.669cm"><text:p text:style-name="P2"><text:span text:style-name="T1">“</text:span><text:span text:style-name="T1">bandit_functions.json_to_df”</text:span></text:p><text:p text:style-name="P2"><text:span text:style-name="T2">Converts a json object to a</text:span></text:p><text:p text:style-name="P2"><text:span text:style-name="T2">Dataframe. Returns a</text:span></text:p><text:p text:style-name="P2"><text:span text:style-name="T2">datafr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" draw:name="Shape4" draw:style-name="gr19" draw:text-style-name="P3" svg:width="8.362cm" svg:height="3.626cm" svg:x="3.949cm" svg:y="-0.005cm"><text:p text:style-name="P2"><text:span text:style-name="T1">“</text:span><text:span text:style-name="T1">/update_bandit”</text:span></text:p><text:p text:style-name="P2"><text:span text:style-name="T2">Calls process_input and depending </text:span><text:span text:style-name="T2">on the</text:span></text:p><text:p text:style-name="P2"><text:span text:style-name="T2">boolean returned loop through the </text:span><text:span text:style-name="T2">list of json</text:span></text:p><text:p text:style-name="P2"><text:span text:style-name="T2">Objects and calls </text:span><text:span text:style-name="T2">BetaMatrix.update to</text:span></text:p><text:p text:style-name="P2"><text:span text:style-name="T2">Update the data in the databa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1"/>
      <text:p text:style-name="P1"/>
      <text:p text:style-name="P1"><draw:line text:anchor-type="paragraph" draw:z-index="22" draw:name="Shape22" draw:style-name="gr1" draw:text-style-name="P2" svg:x1="4.939cm" svg:y1="1.535cm" svg:x2="4.965cm" svg:y2="0.699cm"><text:p/></draw:line><draw:line text:anchor-type="paragraph" draw:z-index="24" draw:name="Shape23" draw:style-name="gr1" draw:text-style-name="P2" svg:x1="10.866cm" svg:y1="1.535cm" svg:x2="10.892cm" svg:y2="0.699cm"><text:p/></draw:line></text:p>
      <text:p text:style-name="P1"><draw:custom-shape text:anchor-type="paragraph" draw:z-index="23" draw:name="Shape7_3" draw:style-name="gr7" draw:text-style-name="P3" svg:width="6.377cm" svg:height="3.758cm" svg:x="1.065cm" svg:y="0.402cm"><text:p text:style-name="P2"><text:span text:style-name="T1">“</text:span><text:span text:style-name="T1">Process_input”</text:span></text:p><text:p text:style-name="P2"><text:span text:style-name="T2">Gets data from the request</text:span></text:p><text:p text:style-name="P2"><text:span text:style-name="T2">Class and returns a boolean</text:span></text:p><text:p text:style-name="P2"><text:span text:style-name="T2">And a list with json type object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8" draw:style-name="gr16" draw:text-style-name="P3" svg:width="7.224cm" svg:height="4.605cm" svg:x="7.839cm" svg:y="0.508cm"><text:p text:style-name="P2"><text:span text:style-name="T1">“</text:span><text:span text:style-name="T1">BetaMatrix.update”</text:span></text:p><text:p text:style-name="P2"><text:span text:style-name="T2">Calls </text:span></text:p><text:p text:style-name="P2"><text:span text:style-name="T2">db_functions.update_insert_database</text:span></text:p><text:p text:style-name="P2"><text:span text:style-name="T1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><draw:custom-shape text:anchor-type="paragraph" draw:z-index="11" draw:name="Shape9_0" draw:style-name="gr15" draw:text-style-name="P7" svg:width="9.397cm" svg:height="6.361cm" svg:x="6.766cm" svg:y="0.679cm"><text:p text:style-name="P7"><text:span text:style-name="T3">“</text:span><text:span text:style-name="T3">db_functions.update_insert_database”</text:span></text:p><text:p text:style-name="P7"><text:span text:style-name="T4">Calls db_functions.query_db_get_response </text:span></text:p><text:p text:style-name="P7"><text:span text:style-name="T4">Depending on the result call </text:span></text:p><text:p text:style-name="P7"><text:span text:style-name="T4">db_functions.query_db with instructions</text:span></text:p><text:p text:style-name="P7"><text:span text:style-name="T4">To delete a database row</text:span></text:p><text:p text:style-name="P7"><text:span text:style-name="T4">Then calls <text:s/>db_functions.insert_into_db</text:span></text:p><text:p text:style-name="P7"><text:span text:style-name="T4">That insets values into a database and</text:span></text:p><text:p text:style-name="P7"><text:span text:style-name="T4">returns A tuple of the number of rows</text:span></text:p><text:p text:style-name="P7"><text:span text:style-name="T4">updated and The transaction statu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0_1" draw:style-name="gr3" draw:text-style-name="P3" svg:width="7.78cm" svg:height="4.605cm" svg:x="18.013cm" svg:y="0.72cm"><text:p text:style-name="P3"><text:span text:style-name="T1">“</text:span><text:span text:style-name="T1">db_functions.query_db_get</text:span><text:span text:style-name="T1">_response”</text:span></text:p><text:p text:style-name="P3"><text:span text:style-name="T2">Calls db_functions.query_db </text:span><text:span text:style-name="T2">to query a</text:span></text:p><text:p text:style-name="P3"><text:span text:style-name="T2">Database and returns a list of </text:span><text:span text:style-name="T2">dictionaries</text:span></text:p><text:p text:style-name="P3"><text:span text:style-name="T2">That containing records from </text:span><text:span text:style-name="T2">the quer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24" draw:style-name="gr1" draw:text-style-name="P2" svg:x1="11.633cm" svg:y1="0.679cm" svg:x2="11.712cm" svg:y2="0.243cm"><text:p/></draw:line></text:p>
      <text:p text:style-name="P1"/>
      <text:p text:style-name="P1"/>
      <text:p text:style-name="P1"><draw:line text:anchor-type="paragraph" draw:z-index="29" draw:name="Shape27" draw:style-name="gr1" draw:text-style-name="P2" svg:x1="18.013cm" svg:y1="0.471cm" svg:x2="16.163cm" svg:y2="0.55cm"><text:p/></draw:line></text:p>
      <text:p text:style-name="P1"><draw:line text:anchor-type="paragraph" draw:z-index="32" draw:name="Shape28" draw:style-name="gr1" draw:text-style-name="P2" svg:x1="4.145cm" svg:y1="1.716cm" svg:x2="6.923cm" svg:y2="0.714cm"><text:p/></draw:line></text:p>
      <text:p text:style-name="P1"><draw:line text:anchor-type="paragraph" draw:z-index="28" draw:name="Shape26" draw:style-name="gr1" draw:text-style-name="P2" svg:x1="19.359cm" svg:y1="1.117cm" svg:x2="20.047cm" svg:y2="0.217cm"><text:p/></draw:line><draw:custom-shape text:anchor-type="paragraph" draw:z-index="31" draw:name="Shape12_0" draw:style-name="gr6" draw:text-style-name="P3" svg:width="8.97cm" svg:height="4.155cm" svg:x="-0.231cm" svg:y="0.743cm"><text:p text:style-name="P3"><text:span text:style-name="T1">“</text:span><text:span text:style-name="T1">db_functions.insert_into_db”</text:span></text:p><text:p text:style-name="P3"><text:span text:style-name="T2">Inserts values into a database </text:span><text:span text:style-name="T2">and returns</text:span></text:p><text:p text:style-name="P3"><text:span text:style-name="T2">A tuple of the number of rows </text:span><text:span text:style-name="T2">updated and</text:span></text:p><text:p text:style-name="P3"><text:span text:style-name="T2">The transaction status 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0" draw:name="Shape11" draw:style-name="gr2" draw:text-style-name="P3" svg:width="5.875cm" svg:height="3.731cm" svg:x="15.326cm" svg:y="0.005cm"><text:p text:style-name="P2"><text:span text:style-name="T1">“</text:span><text:span text:style-name="T1">db_functions.query_db”</text:span></text:p><text:p text:style-name="P2"><text:span text:style-name="T2">Queries a database and returns a </text:span></text:p><text:p text:style-name="P2"><text:span text:style-name="T2">Dicitonary with the query</text:span></text:p><text:p text:style-name="P2"><text:span text:style-name="T2">results 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25" draw:style-name="gr1" draw:text-style-name="P2" svg:x1="16.025cm" svg:y1="0.646cm" svg:x2="14.967cm" svg:y2="0.09cm"><text:p/></draw:line></text:p>
      <text:p text:style-name="P1"/>
      <text:p text:style-name="P1"><draw:custom-shape text:anchor-type="paragraph" draw:z-index="4" draw:name="Shape5" draw:style-name="gr18" draw:text-style-name="P3" svg:width="8.256cm" svg:height="4.578cm" svg:x="2.177cm" svg:y="-1.346cm"><text:p text:style-name="P2"><text:span text:style-name="T1">“</text:span><text:span text:style-name="T1">/pull_levers”</text:span></text:p><text:p text:style-name="P2"><text:span text:style-name="T2">Calls BetaMatrix.draw_all_items and </text:span></text:p><text:p text:style-name="P2"><text:span text:style-name="T2">Appends the items with the highest</text:span></text:p><text:p text:style-name="P2"><text:span text:style-name="T2">Probability and their indices to a list.</text:span></text:p><text:p text:style-name="P2"><text:span text:style-name="T2">Returns a tuple containing a json object,</text:span></text:p><text:p text:style-name="P2"><text:span text:style-name="T2">An integer and a dict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3" draw:name="Shape11_1" draw:style-name="gr2" draw:text-style-name="P3" svg:width="5.875cm" svg:height="3.731cm" svg:x="13.712cm" svg:y="0.543cm"><text:p text:style-name="P2"><text:span text:style-name="T1">“</text:span><text:span text:style-name="T1">d</text:span><text:span text:style-name="T1">b</text:span><text:span text:style-name="T1">_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text:span text:style-name="T1">q</text:span><text:span text:style-name="T1">u</text:span><text:span text:style-name="T1">e</text:span><text:span text:style-name="T1">r</text:span><text:span text:style-name="T1">y</text:span><text:span text:style-name="T1">_</text:span><text:span text:style-name="T1">d</text:span><text:span text:style-name="T1">b</text:span><text:span text:style-name="T1">”</text:span></text:p><text:p text:style-name="P2"><text:span text:style-name="T2">Q</text:span><text:span text:style-name="T2">u</text:span><text:span text:style-name="T2">e</text:span><text:span text:style-name="T2">r</text:span><text:span text:style-name="T2">i</text:span><text:span text:style-name="T2">e</text:span><text:span text:style-name="T2">s</text:span><text:span text:style-name="T2"> </text:span><text:span text:style-name="T2">a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s</text:span><text:span text:style-name="T2"> </text:span><text:span text:style-name="T2">a</text:span><text:span text:style-name="T2"> </text:span></text:p><text:p text:style-name="P2"><text:span text:style-name="T2">D</text:span><text:span text:style-name="T2">i</text:span><text:span text:style-name="T2">c</text:span><text:span text:style-name="T2">i</text:span><text:span text:style-name="T2">t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q</text:span><text:span text:style-name="T2">u</text:span><text:span text:style-name="T2">e</text:span><text:span text:style-name="T2">r</text:span><text:span text:style-name="T2">y</text:span></text:p><text:p text:style-name="P2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 </text:span><text:span text:style-name="T2">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"/>
      <text:p text:style-name="P1"><draw:custom-shape text:anchor-type="paragraph" draw:z-index="42" draw:name="Shape10_0" draw:style-name="gr3" draw:text-style-name="P3" svg:width="7.78cm" svg:height="4.605cm" svg:x="19.92cm" svg:y="0.395cm"><text:p text:style-name="P3"><text:span text:style-name="T1">“</text:span><text:span text:style-name="T1">d</text:span><text:span text:style-name="T1">b</text:span><text:span text:style-name="T1">_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text:span text:style-name="T1">q</text:span><text:span text:style-name="T1">u</text:span><text:span text:style-name="T1">e</text:span><text:span text:style-name="T1">r</text:span><text:span text:style-name="T1">y</text:span><text:span text:style-name="T1">_</text:span><text:span text:style-name="T1">d</text:span><text:span text:style-name="T1">b</text:span><text:span text:style-name="T1">_</text:span><text:span text:style-name="T1">g</text:span><text:span text:style-name="T1">e</text:span><text:span text:style-name="T1">t</text:span><text:span text:style-name="T1">_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”</text:span></text:p><text:p text:style-name="P3"><text:span text:style-name="T2">C</text:span><text:span text:style-name="T2">a</text:span><text:span text:style-name="T2">l</text:span><text:span text:style-name="T2">l</text:span><text:span text:style-name="T2">s</text:span><text:span text:style-name="T2"> </text:span><text:span text:style-name="T2">d</text:span><text:span text:style-name="T2">b</text:span><text:span text:style-name="T2">_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text:span text:style-name="T2">q</text:span><text:span text:style-name="T2">u</text:span><text:span text:style-name="T2">e</text:span><text:span text:style-name="T2">r</text:span><text:span text:style-name="T2">y</text:span><text:span text:style-name="T2">_</text:span><text:span text:style-name="T2">d</text:span><text:span text:style-name="T2">b</text:span><text:span text:style-name="T2"> </text:span><text:span text:style-name="T2">t</text:span><text:span text:style-name="T2">o</text:span><text:span text:style-name="T2"> </text:span><text:span text:style-name="T2">q</text:span><text:span text:style-name="T2">u</text:span><text:span text:style-name="T2">e</text:span><text:span text:style-name="T2">r</text:span><text:span text:style-name="T2">y</text:span><text:span text:style-name="T2"> </text:span><text:span text:style-name="T2">a</text:span></text:p><text:p text:style-name="P3"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text:span text:style-name="T2">s</text:span><text:span text:style-name="T2"> 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o</text:span><text:span text:style-name="T2">f</text:span><text:span text:style-name="T2">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i</text:span><text:span text:style-name="T2">e</text:span><text:span text:style-name="T2">s</text:span></text:p><text:p text:style-name="P3"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r</text:span><text:span text:style-name="T2">e</text:span><text:span text:style-name="T2">c</text:span><text:span text:style-name="T2">o</text:span><text:span text:style-name="T2">r</text:span><text:span text:style-name="T2">d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q</text:span><text:span text:style-name="T2">u</text:span><text:span text:style-name="T2">e</text:span><text:span text:style-name="T2">r</text:span><text:span text:style-name="T2">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0" draw:name="Shape40" draw:style-name="gr1" draw:text-style-name="P2" svg:x1="19.586cm" svg:y1="0.771cm" svg:x2="20.549cm" svg:y2="1.406cm"><text:p/></draw:line></text:p>
      <text:p text:style-name="P1"><draw:line text:anchor-type="paragraph" draw:z-index="35" draw:name="Shape30" draw:style-name="gr1" draw:text-style-name="P4" svg:x1="2.663cm" svg:y1="1.677cm" svg:x2="3.227cm" svg:y2="0.31cm"><text:p/></draw:line><draw:line text:anchor-type="paragraph" draw:z-index="36" draw:name="Shape31" draw:style-name="gr1" draw:text-style-name="P2" svg:x1="8.511cm" svg:y1="1.067cm" svg:x2="8.405cm" svg:y2="0.31cm"><text:p/></draw:line></text:p>
      <text:p text:style-name="P1"><draw:custom-shape text:anchor-type="paragraph" draw:z-index="12" draw:name="Shape13" draw:style-name="gr14" draw:text-style-name="P6" svg:width="7.78cm" svg:height="5.822cm" svg:x="5.934cm" svg:y="0.085cm"><text:p text:style-name="P2"><text:span text:style-name="T1">“</text:span><text:span text:style-name="T1">BetaMatix.draw_all_items”</text:span></text:p><text:p text:style-name="P2">Calls BetaMatrix._update_band() to update</text:p><text:p text:style-name="P2">Information and KPI and loops </text:p><text:p text:style-name="P2">Through the update data to get item with </text:p><text:p text:style-name="P2">the highest probability of success. </text:p><text:p text:style-name="P2">Returns a tuple ot the above item and its</text:p><text:p text:style-name="P2">Index<text:tab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7" draw:text-style-name="P3" svg:width="6.377cm" svg:height="3.758cm" svg:x="-1.739cm" svg:y="0.49cm"><text:p text:style-name="P2"><text:span text:style-name="T1">“</text:span><text:span text:style-name="T1">Process_input”</text:span></text:p><text:p text:style-name="P2"><text:span text:style-name="T2">Gets data from the request</text:span></text:p><text:p text:style-name="P2"><text:span text:style-name="T2">Class and returns a boolean</text:span></text:p><text:p text:style-name="P2"><text:span text:style-name="T2">And a list with json type object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custom-shape text:anchor-type="paragraph" draw:z-index="15" draw:name="Shape16" draw:style-name="gr11" draw:text-style-name="P3" svg:width="7.182cm" svg:height="4.631cm" svg:x="20.172cm" svg:y="0.951cm"><text:p text:style-name="P2"><text:span text:style-name="T1">“</text:span><text:span text:style-name="T1">db_functions.restore_from_d</text:span><text:span text:style-name="T1">b”</text:span></text:p><text:p text:style-name="P2"><text:span text:style-name="T2">Passes a select query to </text:span></text:p><text:p text:style-name="P2"><text:span text:style-name="T2">db_functions.query_db_get_resp</text:span><text:span text:style-name="T2">onse</text:span></text:p><text:p text:style-name="P2"><text:span text:style-name="T2">And returns the returned list of </text:span><text:span text:style-name="T2">dict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33" draw:style-name="gr1" draw:text-style-name="P2" svg:x1="24.015cm" svg:y1="0.131cm" svg:x2="24.041cm" svg:y2="0.951cm"><text:p/></draw:line></text:p>
      <text:p text:style-name="P1"/>
      <text:p text:style-name="P1"><draw:custom-shape text:anchor-type="paragraph" draw:z-index="37" draw:name="Shape7_5" draw:style-name="gr4" draw:text-style-name="P3" svg:width="6.933cm" svg:height="4.763cm" svg:x="0.206cm" svg:y="0.208cm"><text:p text:style-name="P2"><text:span text:style-name="T1">“</text:span><text:span text:style-name="T1">bandit_functions.count_events”</text:span></text:p><text:p text:style-name="P2"><text:span text:style-name="T2">Counts the number of impressions</text:span></text:p><text:p text:style-name="P2"><text:span text:style-name="T2">For each group key. Returns</text:span></text:p><text:p text:style-name="P2"><text:span text:style-name="T2">A dictionary object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Shape43" draw:style-name="gr1" draw:text-style-name="P2" svg:x1="11.369cm" svg:y1="3.454cm" svg:x2="10.866cm" svg:y2="0.808cm"><text:p/></draw:line></text:p>
      <text:p text:style-name="P1"/>
      <text:p text:style-name="P1"/>
      <text:p text:style-name="P1"><draw:line text:anchor-type="paragraph" draw:z-index="46" draw:name="Shape42" draw:style-name="gr1" draw:text-style-name="P2" svg:x1="7.138cm" svg:y1="0.374cm" svg:x2="8.934cm" svg:y2="3.284cm"><text:p/></draw:line><draw:line text:anchor-type="paragraph" draw:z-index="48" draw:name="Shape32" draw:style-name="gr1" draw:text-style-name="P2" svg:x1="24.359cm" svg:y1="0.713cm" svg:x2="24.306cm" svg:y2="2.011cm"><text:p/></draw:line><draw:custom-shape text:anchor-type="paragraph" draw:z-index="13" draw:name="Shape14" draw:style-name="gr13" draw:text-style-name="P3" svg:width="7.938cm" svg:height="6.229cm" svg:x="8.791cm" svg:y="0.162cm"><text:p text:style-name="P2"><text:span text:style-name="T1">“</text:span><text:span text:style-name="T1">BetaMatrix._update_band() ”</text:span></text:p><text:p text:style-name="P2"><text:span text:style-name="T2">Updates data_dict with the values</text:span></text:p><text:p text:style-name="P2"><text:span text:style-name="T2">Return after calling</text:span></text:p><text:p text:style-name="P2"><text:span text:style-name="T2">bandit_functions.count_events if the testing</text:span></text:p><text:p text:style-name="P2"><text:span text:style-name="T2">Variable is True. call </text:span></text:p><text:p text:style-name="P2"><text:span text:style-name="T2">BetaMatrix._load_latest_beta_functions</text:span></text:p><text:p text:style-name="P2"><text:span text:style-name="T2">If false</text:span></text:p><text:p text:style-name="P2"><text:span text:style-name="T2">Calls BetaMatrix._load_latest_kpis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custom-shape text:anchor-type="paragraph" draw:z-index="16" draw:name="Shape17" draw:style-name="gr10" draw:text-style-name="P3" svg:width="7.039cm" svg:height="4.446cm" svg:x="-0.443cm" svg:y="0.42cm"><text:p text:style-name="P2"><text:span text:style-name="T1">“</text:span><text:span text:style-name="T1">BetaMatrix._load_latest_kpis”</text:span></text:p><text:p text:style-name="P2"><text:span text:style-name="T2">Create a kpi_campaign dictionary and</text:span></text:p><text:p text:style-name="P2"><text:span text:style-name="T2">update it with data from the data_dict</text:span></text:p><text:p text:style-name="P2"><text:span text:style-name="T2">variables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5" draw:style-name="gr12" draw:text-style-name="P3" svg:width="9.155cm" svg:height="5.054cm" svg:x="18.544cm" svg:y="0.064cm"><text:p text:style-name="P2"><text:span text:style-name="T1">“</text:span><text:span text:style-name="T1">BetaMatrix._load_latest_bet</text:span><text:span text:style-name="T1">a_functions”</text:span></text:p><text:p text:style-name="P2"><text:span text:style-name="T2">If the local variable is not empty </text:span><text:span text:style-name="T2">update </text:span></text:p><text:p text:style-name="P2"><text:span text:style-name="T2">data_dict with the local </text:span><text:span text:style-name="T2">variable’s value</text:span></text:p><text:p text:style-name="P2"><text:span text:style-name="T2">If the local variable is empty </text:span><text:span text:style-name="T2">update</text:span></text:p><text:p text:style-name="P2"><text:span text:style-name="T2">data_dict with the returned </text:span><text:span text:style-name="T2">value from</text:span></text:p><text:p text:style-name="P2"><text:span text:style-name="T2">db_functions.restore_from_d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44" draw:name="Shape34" draw:style-name="gr1" draw:text-style-name="P2" svg:x1="18.542cm" svg:y1="0.765cm" svg:x2="16.729cm" svg:y2="0.686cm"><text:p/></draw:line><draw:line text:anchor-type="paragraph" draw:z-index="45" draw:name="Shape35" draw:style-name="gr1" draw:text-style-name="P2" svg:x1="6.447cm" svg:y1="0.078cm" svg:x2="8.643cm" svg:y2="0.157cm"><text:p/></draw:line></text:p>
      <text:p text:style-name="P1"><text:soft-page-break/></text:p>
      <text:p text:style-name="P1"><draw:custom-shape text:anchor-type="paragraph" draw:z-index="5" draw:name="Shape6" draw:style-name="gr17" draw:text-style-name="P3" svg:width="6.986cm" svg:height="4.075cm" svg:x="4.928cm" svg:y="0.229cm"><text:p text:style-name="P2"><text:span text:style-name="T1">“</text:span><text:span text:style-name="T1">/dump_bandit_data”</text:span></text:p><text:p text:style-name="P2"><text:span text:style-name="T2">Calls BetaMatrix.dump_dat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><draw:line text:anchor-type="paragraph" draw:z-index="38" draw:name="Shape36" draw:style-name="gr1" draw:text-style-name="P2" svg:x1="8.114cm" svg:y1="1.718cm" svg:x2="8.167cm" svg:y2="0.409cm"><text:p/></draw:line></text:p>
      <text:p text:style-name="P1"><draw:custom-shape text:anchor-type="paragraph" draw:z-index="17" draw:name="Shape18" draw:style-name="gr9" draw:text-style-name="P5" svg:width="7.383cm" svg:height="3.996cm" svg:x="4.928cm" svg:y="0.744cm"><text:p><text:span text:style-name="T1">“</text:span><text:span text:style-name="T1">BetaMatrix.dump_data”</text:span></text:p><text:p><text:span text:style-name="T2">Returns the values returned by </text:span></text:p><text:p><text:span text:style-name="T2">db_functions.dump_dat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><draw:line text:anchor-type="paragraph" draw:z-index="40" draw:name="Shape37" draw:style-name="gr1" draw:text-style-name="P2" svg:x1="5.6cm" svg:y1="1.755cm" svg:x2="6.341cm" svg:y2="0.399cm"><text:p/></draw:line></text:p>
      <text:p text:style-name="P1"><draw:custom-shape text:anchor-type="paragraph" draw:z-index="9" draw:name="Shape10" draw:style-name="gr3" draw:text-style-name="P3" svg:width="7.78cm" svg:height="4.605cm" svg:x="10.776cm" svg:y="0.637cm"><text:p text:style-name="P3"><text:span text:style-name="T1">“</text:span><text:span text:style-name="T1">db_functions.query_db_get_</text:span><text:span text:style-name="T1">response”</text:span></text:p><text:p text:style-name="P3"><text:span text:style-name="T2">Calls db_functions.query_db to </text:span><text:span text:style-name="T2">query a</text:span></text:p><text:p text:style-name="P3"><text:span text:style-name="T2">Database and returns a list of </text:span><text:span text:style-name="T2">dictionaries</text:span></text:p><text:p text:style-name="P3"><text:span text:style-name="T2">That containing records from </text:span><text:span text:style-name="T2">the quer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9" draw:style-name="gr8" draw:text-style-name="P3" svg:width="8.123cm" svg:height="4.869cm" svg:x="0.933cm" svg:y="0.781cm"><text:p text:style-name="P3"><text:span text:style-name="T1">“</text:span><text:span text:style-name="T1">db_functions.dump_data”</text:span></text:p><text:p text:style-name="P3"><text:span text:style-name="T2">Passes a select query containing </text:span><text:span text:style-name="T2">item_ids</text:span></text:p><text:p text:style-name="P3"><text:span text:style-name="T2">And item_group_ids to <text:s/></text:span></text:p><text:p text:style-name="P3"><text:span text:style-name="T2">db_functions.query_db_get_res</text:span><text:span text:style-name="T2">ponse</text:span></text:p><text:p text:style-name="P3"><text:span text:style-name="T2">And returns the values returned </text:span><text:span text:style-name="T2">by</text:span></text:p><text:p text:style-name="P3"><text:span text:style-name="T2">db_functions.query_db_get_res</text:span><text:span text:style-name="T2">pons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6" draw:name="Shape11_0" draw:style-name="gr2" draw:text-style-name="P3" svg:width="5.875cm" svg:height="3.731cm" svg:x="20.777cm" svg:y="0.192cm"><text:p text:style-name="P2"><text:span text:style-name="T1">“</text:span><text:span text:style-name="T1">db_functions.query_db”</text:span></text:p><text:p text:style-name="P2"><text:span text:style-name="T2">Queries a database and returns a </text:span></text:p><text:p text:style-name="P2"><text:span text:style-name="T2">Dicitonary with the query</text:span></text:p><text:p text:style-name="P2"><text:span text:style-name="T2">results <text:s/>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39" draw:name="Shape38" draw:style-name="gr1" draw:text-style-name="P2" svg:x1="20.777cm" svg:y1="0.97cm" svg:x2="18.554cm" svg:y2="0.864cm"><text:p/></draw:line></text:p>
      <text:p text:style-name="P1"><draw:line text:anchor-type="paragraph" draw:z-index="41" draw:name="Shape39" draw:style-name="gr1" draw:text-style-name="P2" svg:x1="10.776cm" svg:y1="0.235cm" svg:x2="9.056cm" svg:y2="0.314cm"><text:p/></draw:lin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6:18:24.729069320</meta:creation-date>
    <dc:date>2021-03-17T22:05:01.188308718</dc:date>
    <meta:editing-duration>PT23S</meta:editing-duration>
    <meta:editing-cycles>1</meta:editing-cycles>
    <meta:document-statistic meta:table-count="0" meta:image-count="0" meta:object-count="0" meta:page-count="4" meta:paragraph-count="1" meta:word-count="3" meta:character-count="27" meta:non-whitespace-character-count="17"/>
    <meta:generator>LibreOffice/7.0.4.2$Linux_X86_64 LibreOffice_project/00$Build-2</meta:generator>
  </office:meta>
</office:document-meta>
</file>